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06490d" officeooo:paragraph-rsid="0006490d" style:font-size-asian="16pt" style:font-weight-asian="bold" style:font-size-complex="16pt" style:font-weight-complex="bold"/>
    </style:style>
    <style:style style:name="P2" style:family="paragraph" style:parent-style-name="Standard">
      <style:text-properties fo:font-size="15pt" fo:font-weight="normal" officeooo:rsid="0006490d" officeooo:paragraph-rsid="0006490d" style:font-size-asian="13.1000003814697pt" style:font-weight-asian="normal" style:font-size-complex="15pt" style:font-weight-complex="normal"/>
    </style:style>
    <style:style style:name="P3" style:family="paragraph" style:parent-style-name="Standard" style:list-style-name="L1">
      <style:text-properties fo:font-size="15pt" fo:font-weight="normal" officeooo:rsid="0006490d" officeooo:paragraph-rsid="0006490d" style:font-size-asian="13.1000003814697pt" style:font-weight-asian="normal" style:font-size-complex="15pt" style:font-weight-complex="normal"/>
    </style:style>
    <style:style style:name="P4" style:family="paragraph" style:parent-style-name="Standard">
      <style:text-properties fo:font-size="15pt" fo:font-weight="normal" officeooo:rsid="00092568" officeooo:paragraph-rsid="00092568" style:font-size-asian="13.1000003814697pt" style:font-weight-asian="normal" style:font-size-complex="15pt" style:font-weight-complex="normal"/>
    </style:style>
    <style:style style:name="P5" style:family="paragraph" style:parent-style-name="Standard">
      <style:text-properties fo:font-size="15pt" fo:font-weight="normal" officeooo:rsid="000a0f6c" officeooo:paragraph-rsid="000a0f6c" style:font-size-asian="13.1000003814697pt" style:font-weight-asian="normal" style:font-size-complex="15pt" style:font-weight-complex="normal"/>
    </style:style>
    <style:style style:name="P6" style:family="paragraph" style:parent-style-name="Standard" style:list-style-name="L2">
      <style:text-properties fo:font-size="15pt" fo:font-weight="normal" officeooo:rsid="000a0f6c" officeooo:paragraph-rsid="000a0f6c" style:font-size-asian="13.1000003814697pt" style:font-weight-asian="normal" style:font-size-complex="15pt" style:font-weight-complex="normal"/>
    </style:style>
    <style:style style:name="T1" style:family="text">
      <style:text-properties fo:font-style="italic" style:font-style-asian="italic" style:font-style-complex="italic"/>
    </style:style>
    <style:style style:name="T2" style:family="text">
      <style:text-properties officeooo:rsid="00080f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Registration</text:p>
      <text:p text:style-name="P2"/>
      <text:p text:style-name="P2">Our intention is to make a contact less product. Any client can visit our website and select product, register themselves. Once registered, they will get a mail with credentials. As we are providing all the information about the product to make a hassle free environment.</text:p>
      <text:p text:style-name="P2"/>
      <text:p text:style-name="P2">To start the journey, goto <text:span text:style-name="T1">asttecs.com</text:span> and select a product under Cloud Solutions. On <text:span text:style-name="T2">select, will redirect to specific page related to product information.</text:span></text:p>
      <text:p text:style-name="P2"/>
      <text:p text:style-name="P2">In Registration, we are asking them to enter few details:</text:p>
      <text:list xml:id="list930321243" text:style-name="L1">
        <text:list-item>
          <text:p text:style-name="P3">Name</text:p>
        </text:list-item>
        <text:list-item>
          <text:p text:style-name="P3">Mobile Number</text:p>
        </text:list-item>
        <text:list-item>
          <text:p text:style-name="P3">Email</text:p>
        </text:list-item>
        <text:list-item>
          <text:p text:style-name="P3">Organisation</text:p>
        </text:list-item>
      </text:list>
      <text:p text:style-name="P2"/>
      <text:p text:style-name="P4">We will send OTP to the registered mobile with an expiry time of 5minutes. If client didn’t get any OTP, can resend after 5minutes. Once the mobile number verified, we will send a mail with credentials to use our services.</text:p>
      <text:p text:style-name="P4"/>
      <text:p text:style-name="P5">Program Flow:</text:p>
      <text:p text:style-name="P5"/>
      <text:list xml:id="list3559885987" text:style-name="L2">
        <text:list-item>
          <text:p text:style-name="P6">Client details are storing in a server where registration is happening.</text:p>
        </text:list-item>
        <text:list-item>
          <text:p text:style-name="P6">Sent OTP number also stored in DB along with expiry time to cross verify what user entered.</text:p>
        </text:list-item>
        <text:list-item>
          <text:p text:style-name="P6">Once OTP is valid, we will update the OTP status flag as 1.</text:p>
        </text:list-item>
        <text:list-item>
          <text:p text:style-name="P6">From CRM, we will get these details in json format if OTP status is 1 and update particular user with flag in DB after creating an User in CRM.</text:p>
        </text:list-item>
        <text:list-item>
          <text:p text:style-name="P6">User creation will be done using PHP script.</text:p>
        </text:list-item>
        <text:list-item>
          <text:p text:style-name="P6">After successful creation of an user, will send a mail to their registered email id.</text:p>
        </text:list-item>
        <text:list-item>
          <text:p text:style-name="P6">User Creation and send mail scripts are running for every minute using cron jo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0:33:35.021066331</meta:creation-date>
    <dc:date>2023-03-30T11:26:17.375274930</dc:date>
    <meta:editing-duration>PT42M26S</meta:editing-duration>
    <meta:editing-cycles>3</meta:editing-cycles>
    <meta:generator>LibreOffice/7.3.7.2$Linux_X86_64 LibreOffice_project/30$Build-2</meta:generator>
    <meta:document-statistic meta:table-count="0" meta:image-count="0" meta:object-count="0" meta:page-count="1" meta:paragraph-count="17" meta:word-count="246" meta:character-count="1354" meta:non-whitespace-character-count="1136"/>
  </office:meta>
</office:document-meta>
</file>